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family="'Nimbus Sans L'" style:font-family-generic="swiss" style:font-pitch="variable"/>
    </style:style>
    <style:style style:name="P2" style:family="paragraph">
      <style:text-properties fo:font-family="'Nimbus Sans L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5cm" svg:height="1.038cm" svg:x="6cm" svg:y="0.538cm">
          <draw:text-box>
            <text:p><text:span text:style-name="T1">seq</text:span></text:p>
          </draw:text-box>
        </draw:frame>
        <draw:frame draw:style-name="gr1" draw:text-style-name="P1" draw:layer="layout" svg:width="1cm" svg:height="1.038cm" svg:x="3.5cm" svg:y="2.538cm">
          <draw:text-box>
            <text:p><text:span text:style-name="T1">if</text:span></text:p>
          </draw:text-box>
        </draw:frame>
        <draw:frame draw:style-name="gr1" draw:text-style-name="P1" draw:layer="layout" svg:width="2.5cm" svg:height="1.038cm" svg:x="0.5cm" svg:y="4.538cm">
          <draw:text-box>
            <text:p><text:span text:style-name="T1">x &gt; y</text:span></text:p>
          </draw:text-box>
        </draw:frame>
        <draw:frame draw:style-name="gr1" draw:text-style-name="P1" draw:layer="layout" svg:width="2.5cm" svg:height="1.038cm" svg:x="3cm" svg:y="4.538cm">
          <draw:text-box>
            <text:p><text:span text:style-name="T1">a = x</text:span></text:p>
          </draw:text-box>
        </draw:frame>
        <draw:frame draw:style-name="gr1" draw:text-style-name="P2" draw:layer="layout" svg:width="2cm" svg:height="1.038cm" svg:x="5.5cm" svg:y="4.538cm">
          <draw:text-box>
            <text:p text:style-name="P2"><text:span text:style-name="T2">a = y</text:span></text:p>
          </draw:text-box>
        </draw:frame>
        <draw:line draw:style-name="gr2" draw:text-style-name="P3" draw:layer="layout" svg:x1="6cm" svg:y1="1.538cm" svg:x2="4.5cm" svg:y2="2.538cm">
          <text:p/>
        </draw:line>
        <draw:line draw:style-name="gr2" draw:text-style-name="P3" draw:layer="layout" svg:x1="3.5cm" svg:y1="3.538cm" svg:x2="2cm" svg:y2="4.538cm">
          <text:p/>
        </draw:line>
        <draw:line draw:style-name="gr2" draw:text-style-name="P3" draw:layer="layout" svg:x1="4cm" svg:y1="3.538cm" svg:x2="4cm" svg:y2="4.538cm">
          <text:p/>
        </draw:line>
        <draw:line draw:style-name="gr2" draw:text-style-name="P3" draw:layer="layout" svg:x1="4.5cm" svg:y1="3.538cm" svg:x2="6cm" svg:y2="4.538cm">
          <text:p/>
        </draw:line>
        <draw:frame draw:style-name="gr1" draw:text-style-name="P1" draw:layer="layout" svg:width="2cm" svg:height="1.038cm" svg:x="7.5cm" svg:y="2.538cm">
          <draw:text-box>
            <text:p><text:span text:style-name="T1">a * a</text:span></text:p>
          </draw:text-box>
        </draw:frame>
        <draw:line draw:style-name="gr2" draw:text-style-name="P3" draw:layer="layout" svg:x1="7.5cm" svg:y1="1.538cm" svg:x2="8.5cm" svg:y2="2.5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OBORI Ikuo</meta:initial-creator>
    <meta:creation-date>2011-01-12T22:59:14</meta:creation-date>
    <dc:date>2011-02-03T03:24:55</dc:date>
    <dc:creator>KOBORI Ikuo</dc:creator>
    <meta:editing-duration>PT00H06M35S</meta:editing-duration>
    <meta:editing-cycles>3</meta:editing-cycles>
    <meta:generator>OpenOffice.org/3.2$Unix OpenOffice.org_project/320m18$Build-9502</meta:generator>
    <meta:document-statistic meta:object-count="11"/>
  </office:meta>
</office:document-meta>
</file>